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360c47" officeooo:paragraph-rsid="0064fc5e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553953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802bf" officeooo:paragraph-rsid="004b996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5e21" officeooo:paragraph-rsid="00605e2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605e21" officeooo:paragraph-rsid="00605e21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79c06" officeooo:paragraph-rsid="005b09a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79c06" officeooo:paragraph-rsid="0060e8f0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60e8f0" officeooo:paragraph-rsid="0060e8f0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0e8f0" officeooo:paragraph-rsid="0060e8f0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60c22" officeooo:paragraph-rsid="0060e8f0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c73be" officeooo:paragraph-rsid="0060e8f0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1ee70" officeooo:paragraph-rsid="0060e8f0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1ee70" officeooo:paragraph-rsid="0065cee0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5cee0" officeooo:paragraph-rsid="0065cee0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05e21" style:font-size-asian="12pt" style:font-weight-asian="bold" style:font-size-complex="12pt" style:font-weight-complex="bold"/>
    </style:style>
    <style:style style:name="T7" style:family="text">
      <style:text-properties style:text-underline-style="none" fo:font-weight="normal" officeooo:rsid="0045eea0" style:font-weight-asian="normal" style:font-weight-complex="normal"/>
    </style:style>
    <style:style style:name="T8" style:family="text">
      <style:text-properties style:text-underline-style="none" fo:font-weight="normal" officeooo:rsid="0062e25f" style:font-weight-asian="normal" style:font-weight-complex="normal"/>
    </style:style>
    <style:style style:name="T9" style:family="text">
      <style:text-properties officeooo:rsid="0035db3e"/>
    </style:style>
    <style:style style:name="T10" style:family="text">
      <style:text-properties officeooo:rsid="005c2a93"/>
    </style:style>
    <style:style style:name="T11" style:family="text">
      <style:text-properties officeooo:rsid="005c73be"/>
    </style:style>
    <style:style style:name="T12" style:family="text">
      <style:text-properties officeooo:rsid="0060e8f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6253b0" style:font-weight-asian="bold" style:font-weight-complex="bold"/>
    </style:style>
    <style:style style:name="T15" style:family="text">
      <style:text-properties fo:font-weight="bold" officeooo:rsid="005b09ae" style:font-weight-asian="bold" style:font-weight-complex="bold"/>
    </style:style>
    <style:style style:name="T16" style:family="text">
      <style:text-properties fo:font-weight="bold" officeooo:rsid="0060e8f0" style:font-weight-asian="bold" style:font-weight-complex="bold"/>
    </style:style>
    <style:style style:name="T17" style:family="text">
      <style:text-properties fo:font-weight="bold" officeooo:rsid="005c73be" style:font-weight-asian="bold" style:font-weight-complex="bold"/>
    </style:style>
    <style:style style:name="T18" style:family="text">
      <style:text-properties fo:font-weight="bold" officeooo:rsid="0065cee0" style:font-weight-asian="bold" style:font-weight-complex="bold"/>
    </style:style>
    <style:style style:name="T19" style:family="text">
      <style:text-properties fo:font-weight="bold" officeooo:rsid="0065a253" style:font-weight-asian="bold" style:font-weight-complex="bold"/>
    </style:style>
    <style:style style:name="T20" style:family="text">
      <style:text-properties officeooo:rsid="006253b0"/>
    </style:style>
    <style:style style:name="T21" style:family="text">
      <style:text-properties officeooo:rsid="0061ee70"/>
    </style:style>
    <style:style style:name="T22" style:family="text">
      <style:text-properties officeooo:rsid="0065a253"/>
    </style:style>
    <style:style style:name="T23" style:family="text">
      <style:text-properties officeooo:rsid="0065cee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1<text:span text:style-name="T9">xx</text:span> - Controls</text:p>
          </table:table-cell>
          <table:table-cell table:style-name="Table1.B1" office:value-type="string">
            <text:p text:style-name="P4">2xx - Ground</text:p>
          </table:table-cell>
          <table:table-cell table:style-name="Table1.A1" office:value-type="string">
            <text:p text:style-name="P4">3xx - Flight</text:p>
          </table:table-cell>
          <table:table-cell table:style-name="Table1.D1" office:value-type="string">
            <text:p text:style-name="P4">4xx - A2A</text:p>
          </table:table-cell>
          <table:table-cell table:style-name="Table1.D1" office:value-type="string">
            <text:p text:style-name="P4">5xx - A2G</text:p>
          </table:table-cell>
          <table:table-cell table:style-name="Table1.F1" office:value-type="string">
            <text:p text:style-name="P4">6xx - Misc</text:p>
          </table:table-cell>
        </table:table-row>
      </table:table>
      <text:p text:style-name="P5"><text:span text:style-name="T1">2</text:span><text:span text:style-name="T4">0</text:span><text:span text:style-name="T6">2</text:span><text:span text:style-name="T2"> -</text:span><text:span text:style-name="T5"> Ground -</text:span><text:span text:style-name="T2"> </text:span><text:span text:style-name="T6">Auto </text:span><text:span text:style-name="T3">Cold Start</text:span></text:p>
      <text:p text:style-name="P6"/>
      <text:p text:style-name="P7">Run <text:span text:style-name="T13">Auto Cold Start</text:span> with <text:span text:style-name="T13">LWin+Home</text:span>, takes <text:span text:style-name="T13">3m20s</text:span>.</text:p>
      <text:p text:style-name="P7"/>
      <text:p text:style-name="P8">After Auto Cold Start<text:span text:style-name="T23">,</text:span> <text:span text:style-name="T23">Preflight </text:span>checklist</text:p>
      <text:list xml:id="list787001814" text:style-name="L1">
        <text:list-item>
          <text:p text:style-name="P9"><text:span text:style-name="T13">BRAKEHOLD switch</text:span> ... <text:span text:style-name="T15">ON</text:span> (right lower instrument panel)</text:p>
        </text:list-item>
      </text:list>
      <text:list text:style-name="L2">
        <text:list-item>
          <text:list>
            <text:list-item>
              <text:p text:style-name="P11">BRAKEHOLD should be on during INS alignment.</text:p>
            </text:list-item>
          </text:list>
        </text:list-item>
      </text:list>
      <text:list xml:id="list154254903083113" text:continue-list="list787001814" text:style-name="L1">
        <text:list-item>
          <text:p text:style-name="P13"><text:span text:style-name="T13">INS knob</text:span> ... <text:span text:style-name="T16">STORE</text:span><text:span text:style-name="T12"> for stored heading (1 mi</text:span><text:span text:style-name="T22">n</text:span><text:span text:style-name="T12">), or </text:span><text:span text:style-name="T13">GC</text:span><text:span text:style-name="T17"> </text:span><text:span text:style-name="T13">ALIGN</text:span><text:span text:style-name="T10"> </text:span><text:span text:style-name="T11">(gyrocompass)</text:span><text:span text:style-name="T12"> </text:span><text:span text:style-name="T10">for full</text:span><text:span text:style-name="T12"> alignment</text:span><text:span text:style-name="T22"> (4 mins)</text:span></text:p>
        </text:list-item>
      </text:list>
      <text:list text:style-name="L3">
        <text:list-item>
          <text:list>
            <text:list-item>
              <text:p text:style-name="P14">Alignment progress is shown on bottom right of HUD.</text:p>
            </text:list-item>
            <text:list-item>
              <text:p text:style-name="P14"><text:span text:style-name="T12">For stored heading, will show</text:span> <text:span text:style-name="T16">S</text:span><text:span text:style-name="T19">H</text:span><text:span text:style-name="T16"> NO TAXI</text:span><text:span text:style-name="T12">, then </text:span><text:span text:style-name="T16">S</text:span><text:span text:style-name="T19">H</text:span><text:span text:style-name="T16"> OK</text:span><text:span text:style-name="T12">.</text:span></text:p>
            </text:list-item>
            <text:list-item>
              <text:p text:style-name="P14"><text:span text:style-name="T12">For full alignment, will show </text:span><text:span text:style-name="T13">GC NO TAXI</text:span>, then <text:span text:style-name="T13">GC nn.n</text:span>, where nn.n is the current accuracy. <text:s/>As accuracy improves (number gets smaller), will eventually go to <text:span text:style-name="T13">GC OK</text:span>.</text:p>
            </text:list-item>
          </text:list>
        </text:list-item>
      </text:list>
      <text:list xml:id="list154255083171041" text:continue-list="list154254903083113" text:style-name="L1">
        <text:list-item>
          <text:p text:style-name="P12"><text:span text:style-name="T13">MIC switch</text:span> ... <text:span text:style-name="T13">ON</text:span> (left console outboard)</text:p>
        </text:list-item>
        <text:list-item>
          <text:p text:style-name="P12"><text:span text:style-name="T13">JTIDS knob</text:span> ... <text:span text:style-name="T13">ON</text:span> (left console)</text:p>
        </text:list-item>
        <text:list-item>
          <text:p text:style-name="P15"><text:span text:style-name="T13">Radar mode selector knob</text:span> ... <text:span text:style-name="T13">ON</text:span><text:span text:style-name="T20"> (left console)</text:span></text:p>
        </text:list-item>
        <text:list-item>
          <text:p text:style-name="P15"><text:span text:style-name="T13">NAV FLIR switch</text:span> ... <text:span text:style-name="T13">ON</text:span><text:span text:style-name="T20"> (left console)</text:span></text:p>
        </text:list-item>
      </text:list>
      <text:list text:style-name="L4">
        <text:list-item>
          <text:list>
            <text:list-item>
              <text:p text:style-name="P17">Should be on even during daytime so WSO can use it on HUD repeater page.</text:p>
            </text:list-item>
          </text:list>
        </text:list-item>
      </text:list>
      <text:list xml:id="list154255150075950" text:continue-list="list154255083171041" text:style-name="L1">
        <text:list-item>
          <text:p text:style-name="P15"><text:span text:style-name="T13">AUTO NCTR switch</text:span> ... <text:span text:style-name="T13">ON</text:span>?? (left console extreme outboard)</text:p>
        </text:list-item>
        <text:list-item>
          <text:p text:style-name="P15"><text:span text:style-name="T13">Lights</text:span> ... <text:span text:style-name="T13">As desired</text:span>:</text:p>
          <text:list>
            <text:list-item>
              <text:p text:style-name="P16"><text:span text:style-name="T13">HUD brightness knob</text:span> on bottom left of UFC</text:p>
            </text:list-item>
            <text:list-item>
              <text:p text:style-name="P15"><text:span text:style-name="T13">External light panel</text:span> on left console just aft of throttle</text:p>
            </text:list-item>
            <text:list-item>
              <text:p text:style-name="P15"><text:span text:style-name="T13">Internal light panel</text:span> on right console outboard</text:p>
            </text:list-item>
          </text:list>
        </text:list-item>
        <text:list-item>
          <text:p text:style-name="P15"><text:span text:style-name="T13">Rear cockpit</text:span><text:span text:style-name="T18"> switches</text:span>:</text:p>
          <text:list>
            <text:list-item>
              <text:p text:style-name="P15"><text:span text:style-name="T13">TGP power switch</text:span> ... <text:span text:style-name="T13">ON</text:span> (left console)</text:p>
            </text:list-item>
            <text:list-item>
              <text:p text:style-name="P15"><text:span text:style-name="T13">LASER power switch</text:span> ... <text:span text:style-name="T13">ON</text:span> (left console)</text:p>
            </text:list-item>
            <text:list-item>
              <text:p text:style-name="P15"><text:span text:style-name="T13">RWR/ICS switch</text:span> ... <text:span text:style-name="T13">COMBAT</text:span> (left console)</text:p>
            </text:list-item>
            <text:list-item>
              <text:p text:style-name="P12"><text:span text:style-name="T13">MIC switch</text:span> ... <text:span text:style-name="T13">ON</text:span> (left console)</text:p>
            </text:list-item>
            <text:list-item>
              <text:p text:style-name="P15"><text:span text:style-name="T13">ICS operational mode switch</text:span> ... <text:span text:style-name="T13">AUTO</text:span> or <text:span text:style-name="T13">MAN</text:span> (both are actually automatic<text:span text:style-name="T20">??</text:span>) (left console)</text:p>
            </text:list-item>
            <text:list-item>
              <text:p text:style-name="P15"><text:span text:style-name="T13">ICS on/off switch</text:span> ... <text:span text:style-name="T13">ON</text:span> (right console)</text:p>
            </text:list-item>
          </text:list>
        </text:list-item>
        <text:list-item>
          <text:p text:style-name="P13">Hold down <text:span text:style-name="T13">T/O</text:span><text:span text:style-name="T14"> TRIM</text:span><text:span text:style-name="T13"> button</text:span> <text:span text:style-name="T20">(</text:span><text:span text:style-name="T14">Trim Hat press</text:span><text:span text:style-name="T20">, or left console forward) </text:span>until TRIM light turns green <text:span text:style-name="T21">and voice warning "YAW RATE" </text:span>(about 3<text:span text:style-name="T23">-4</text:span> seconds)</text:p>
        </text:list-item>
        <text:list-item>
          <text:p text:style-name="P10"><text:span text:style-name="T13">BRAKEHOLD</text:span> switch ... <text:span text:style-name="T13">OFF</text:span> (right lower instrument panel)</text:p>
        </text:list-item>
      </text:list>
      <text:p text:style-name="P1"/>
      <text:p text:style-name="P2"><text:span text:style-name="T7">Proceed with </text:span><text:span text:style-name="T8">General Preflight checklist on other page..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26T15:42:54.493000000</dc:date>
    <meta:editing-duration>PT23H22M25S</meta:editing-duration>
    <meta:editing-cycles>82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5" meta:word-count="318" meta:character-count="1710" meta:non-whitespace-character-count="1451"/>
  </office:meta>
</office:document-meta>
</file>